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61"/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FD</text:p>
          </table:table-cell>
          <table:table-cell table:number-columns-repeated="5"/>
          <table:table-cell office:value-type="string" calcext:value-type="string">
            <text:p>ADJ</text:p>
          </table:table-cell>
          <table:table-cell table:number-columns-repeated="5"/>
          <table:table-cell office:value-type="string" calcext:value-type="string">
            <text:p>relError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06" calcext:value-type="float">
            <text:p>106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1" calcext:value-type="float">
            <text:p>1.00E-0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195597" calcext:value-type="float">
            <text:p>-1.96E-08</text:p>
          </table:table-cell>
          <table:table-cell/>
          <table:table-cell table:style-name="ce1" office:value-type="float" office:value="0.000000001" calcext:value-type="float">
            <text:p>1.00E-0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7" calcext:value-type="float">
            <text:p>6.82E-13</text:p>
          </table:table-cell>
          <table:table-cell/>
          <table:table-cell table:formula="of:=ABS([.E3]-[.K3])/[.E3]*100" office:value-type="float" office:value="-100.003485227279" calcext:value-type="float">
            <text:p>-100.00</text:p>
          </table:table-cell>
        </table:table-row>
        <table:table-row table:style-name="ro1">
          <table:table-cell table:style-name="ce1" office:value-type="float" office:value="0.00000001" calcext:value-type="float">
            <text:p>1.00E-0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8813" calcext:value-type="float">
            <text:p>3.39E-13</text:p>
          </table:table-cell>
          <table:table-cell/>
          <table:table-cell table:style-name="ce1" office:value-type="float" office:value="0.00000001" calcext:value-type="float">
            <text:p>1.00E-008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19" calcext:value-type="float">
            <text:p>6.82E-13</text:p>
          </table:table-cell>
          <table:table-cell/>
          <table:table-cell table:formula="of:=ABS([.E4]-[.K4])/[.E4]*100" office:value-type="float" office:value="101.14901140157" calcext:value-type="float">
            <text:p>101.15</text:p>
          </table:table-cell>
        </table:table-row>
        <table:table-row table:style-name="ro1">
          <table:table-cell table:style-name="ce1" office:value-type="float" office:value="0.0000001" calcext:value-type="float">
            <text:p>1.00E-00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30092" calcext:value-type="float">
            <text:p>8.30E-13</text:p>
          </table:table-cell>
          <table:table-cell/>
          <table:table-cell table:style-name="ce1" office:value-type="float" office:value="0.0000001" calcext:value-type="float">
            <text:p>1.00E-007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43" calcext:value-type="float">
            <text:p>6.82E-13</text:p>
          </table:table-cell>
          <table:table-cell/>
          <table:table-cell table:formula="of:=ABS([.E5]-[.K5])/[.E5]*100" office:value-type="float" office:value="17.8954862834481" calcext:value-type="float">
            <text:p>17.90</text:p>
          </table:table-cell>
        </table:table-row>
        <table:table-row table:style-name="ro1">
          <table:table-cell table:style-name="ce1" office:value-type="float" office:value="0.000001" calcext:value-type="float">
            <text:p>1.00E-0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8942" calcext:value-type="float">
            <text:p>7.59E-13</text:p>
          </table:table-cell>
          <table:table-cell/>
          <table:table-cell table:style-name="ce1" office:value-type="float" office:value="0.000001" calcext:value-type="float">
            <text:p>1.00E-006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38" calcext:value-type="float">
            <text:p>6.82E-13</text:p>
          </table:table-cell>
          <table:table-cell/>
          <table:table-cell table:formula="of:=ABS([.E6]-[.K6])/[.E6]*100" office:value-type="float" office:value="10.1989348329648" calcext:value-type="float">
            <text:p>10.20</text:p>
          </table:table-cell>
        </table:table-row>
        <table:table-row table:style-name="ro1">
          <table:table-cell table:style-name="ce1" office:value-type="float" office:value="0.00001" calcext:value-type="float">
            <text:p>1.00E-00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61991" calcext:value-type="float">
            <text:p>7.62E-13</text:p>
          </table:table-cell>
          <table:table-cell/>
          <table:table-cell table:style-name="ce1" office:value-type="float" office:value="0.00001" calcext:value-type="float">
            <text:p>1.00E-00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39" calcext:value-type="float">
            <text:p>6.82E-13</text:p>
          </table:table-cell>
          <table:table-cell/>
          <table:table-cell table:formula="of:=ABS([.E7]-[.K7])/[.E7]*100" office:value-type="float" office:value="10.5581299516661" calcext:value-type="float">
            <text:p>10.56</text:p>
          </table:table-cell>
        </table:table-row>
        <table:table-row table:style-name="ro1">
          <table:table-cell table:style-name="ce1" office:value-type="float" office:value="0.0001" calcext:value-type="float">
            <text:p>1.00E-0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62618" calcext:value-type="float">
            <text:p>7.63E-13</text:p>
          </table:table-cell>
          <table:table-cell/>
          <table:table-cell table:style-name="ce1" office:value-type="float" office:value="0.0001" calcext:value-type="float">
            <text:p>1.00E-00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39" calcext:value-type="float">
            <text:p>6.82E-13</text:p>
          </table:table-cell>
          <table:table-cell/>
          <table:table-cell table:formula="of:=ABS([.E8]-[.K8])/[.E8]*100" office:value-type="float" office:value="10.6316661814959" calcext:value-type="float">
            <text:p>10.63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62584" calcext:value-type="float">
            <text:p>7.63E-13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39" calcext:value-type="float">
            <text:p>6.82E-13</text:p>
          </table:table-cell>
          <table:table-cell/>
          <table:table-cell table:formula="of:=ABS([.E9]-[.K9])/[.E9]*100" office:value-type="float" office:value="10.6276816717896" calcext:value-type="float">
            <text:p>10.6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62943" calcext:value-type="float">
            <text:p>7.63E-13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1571" calcext:value-type="float">
            <text:p>6.82E-13</text:p>
          </table:table-cell>
          <table:table-cell/>
          <table:table-cell table:formula="of:=ABS([.E10]-[.K10])/[.E10]*100" office:value-type="float" office:value="10.6655412003256" calcext:value-type="float">
            <text:p>10.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02397" calcext:value-type="float">
            <text:p>8.02E-13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684634" calcext:value-type="float">
            <text:p>6.85E-13</text:p>
          </table:table-cell>
          <table:table-cell/>
          <table:table-cell table:formula="of:=ABS([.E11]-[.K11])/[.E11]*100" office:value-type="float" office:value="14.6764008340011" calcext:value-type="float">
            <text:p>14.68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07" calcext:value-type="float">
            <text:p>107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1" calcext:value-type="float">
            <text:p>1.00E-009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169407" calcext:value-type="float">
            <text:p>1.69E-12</text:p>
          </table:table-cell>
          <table:table-cell/>
          <table:table-cell table:style-name="ce1" office:value-type="float" office:value="0.000000001" calcext:value-type="float">
            <text:p>1.00E-009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694" calcext:value-type="float">
            <text:p>3.44E-13</text:p>
          </table:table-cell>
          <table:table-cell/>
          <table:table-cell table:formula="of:=ABS([.E13]-[.K13])/[.E13]*100" office:value-type="float" office:value="79.7119363426541" calcext:value-type="float">
            <text:p>79.71</text:p>
          </table:table-cell>
        </table:table-row>
        <table:table-row table:style-name="ro1">
          <table:table-cell table:style-name="ce1" office:value-type="float" office:value="0.00000001" calcext:value-type="float">
            <text:p>1.00E-00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50822" calcext:value-type="float">
            <text:p>5.08E-13</text:p>
          </table:table-cell>
          <table:table-cell/>
          <table:table-cell table:style-name="ce1" office:value-type="float" office:value="0.00000001" calcext:value-type="float">
            <text:p>1.00E-00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7" calcext:value-type="float">
            <text:p>3.44E-13</text:p>
          </table:table-cell>
          <table:table-cell/>
          <table:table-cell table:formula="of:=ABS([.E14]-[.K14])/[.E14]*100" office:value-type="float" office:value="32.3232064853803" calcext:value-type="float">
            <text:p>32.32</text:p>
          </table:table-cell>
        </table:table-row>
        <table:table-row table:style-name="ro1">
          <table:table-cell table:style-name="ce1" office:value-type="float" office:value="0.0000001" calcext:value-type="float">
            <text:p>1.00E-00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8813" calcext:value-type="float">
            <text:p>3.39E-13</text:p>
          </table:table-cell>
          <table:table-cell/>
          <table:table-cell table:style-name="ce1" office:value-type="float" office:value="0.0000001" calcext:value-type="float">
            <text:p>1.00E-007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" calcext:value-type="float">
            <text:p>3.44E-13</text:p>
          </table:table-cell>
          <table:table-cell/>
          <table:table-cell table:formula="of:=ABS([.E15]-[.K15])/[.E15]*100" office:value-type="float" office:value="1.51322410887423" calcext:value-type="float">
            <text:p>1.51</text:p>
          </table:table-cell>
        </table:table-row>
        <table:table-row table:style-name="ro1">
          <table:table-cell table:style-name="ce1" office:value-type="float" office:value="0.000001" calcext:value-type="float">
            <text:p>1.00E-00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3731" calcext:value-type="float">
            <text:p>3.34E-13</text:p>
          </table:table-cell>
          <table:table-cell/>
          <table:table-cell table:style-name="ce1" office:value-type="float" office:value="0.000001" calcext:value-type="float">
            <text:p>1.00E-006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1" calcext:value-type="float">
            <text:p>3.44E-13</text:p>
          </table:table-cell>
          <table:table-cell/>
          <table:table-cell table:formula="of:=ABS([.E16]-[.K16])/[.E16]*100" office:value-type="float" office:value="3.05935019521711" calcext:value-type="float">
            <text:p>3.06</text:p>
          </table:table-cell>
        </table:table-row>
        <table:table-row table:style-name="ro1">
          <table:table-cell table:style-name="ce1" office:value-type="float" office:value="0.00001" calcext:value-type="float">
            <text:p>1.00E-00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2206" calcext:value-type="float">
            <text:p>3.32E-13</text:p>
          </table:table-cell>
          <table:table-cell/>
          <table:table-cell table:style-name="ce1" office:value-type="float" office:value="0.00001" calcext:value-type="float">
            <text:p>1.00E-005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1" calcext:value-type="float">
            <text:p>3.44E-13</text:p>
          </table:table-cell>
          <table:table-cell/>
          <table:table-cell table:formula="of:=ABS([.E17]-[.K17])/[.E17]*100" office:value-type="float" office:value="3.53244673485729" calcext:value-type="float">
            <text:p>3.53</text:p>
          </table:table-cell>
        </table:table-row>
        <table:table-row table:style-name="ro1">
          <table:table-cell table:style-name="ce1" office:value-type="float" office:value="0.0001" calcext:value-type="float">
            <text:p>1.00E-00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1766" calcext:value-type="float">
            <text:p>3.32E-13</text:p>
          </table:table-cell>
          <table:table-cell/>
          <table:table-cell table:style-name="ce1" office:value-type="float" office:value="0.0001" calcext:value-type="float">
            <text:p>1.00E-00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1" calcext:value-type="float">
            <text:p>3.44E-13</text:p>
          </table:table-cell>
          <table:table-cell/>
          <table:table-cell table:formula="of:=ABS([.E18]-[.K18])/[.E18]*100" office:value-type="float" office:value="3.6697551888982" calcext:value-type="float">
            <text:p>3.6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1801" calcext:value-type="float">
            <text:p>3.32E-1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41" calcext:value-type="float">
            <text:p>3.44E-13</text:p>
          </table:table-cell>
          <table:table-cell/>
          <table:table-cell table:formula="of:=ABS([.E19]-[.K19])/[.E19]*100" office:value-type="float" office:value="3.65881959367211" calcext:value-type="float">
            <text:p>3.6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1861" calcext:value-type="float">
            <text:p>3.32E-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397" calcext:value-type="float">
            <text:p>3.44E-13</text:p>
          </table:table-cell>
          <table:table-cell/>
          <table:table-cell table:formula="of:=ABS([.E20]-[.K20])/[.E20]*100" office:value-type="float" office:value="3.64881682391122" calcext:value-type="float">
            <text:p>3.65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3733" calcext:value-type="float">
            <text:p>3.37E-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346651" calcext:value-type="float">
            <text:p>3.47E-13</text:p>
          </table:table-cell>
          <table:table-cell/>
          <table:table-cell table:formula="of:=ABS([.E21]-[.K21])/[.E21]*100" office:value-type="float" office:value="2.76316959653751" calcext:value-type="float">
            <text:p>2.76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08" calcext:value-type="float">
            <text:p>108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1">
          <table:table-cell table:style-name="ce1" office:value-type="float" office:value="0.000000001" calcext:value-type="float">
            <text:p>1.00E-00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000169407" calcext:value-type="float">
            <text:p>-1.69E-12</text:p>
          </table:table-cell>
          <table:table-cell/>
          <table:table-cell table:style-name="ce1" office:value-type="float" office:value="0.000000001" calcext:value-type="float">
            <text:p>1.00E-009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3" calcext:value-type="float">
            <text:p>7.59E-13</text:p>
          </table:table-cell>
          <table:table-cell/>
          <table:table-cell table:formula="of:=ABS([.E23]-[.K23])/[.E23]*100" office:value-type="float" office:value="-144.821052258761" calcext:value-type="float">
            <text:p>-144.82</text:p>
          </table:table-cell>
        </table:table-row>
        <table:table-row table:style-name="ro1">
          <table:table-cell table:style-name="ce1" office:value-type="float" office:value="0.00000001" calcext:value-type="float">
            <text:p>1.00E-0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47033" calcext:value-type="float">
            <text:p>8.47E-13</text:p>
          </table:table-cell>
          <table:table-cell/>
          <table:table-cell table:style-name="ce1" office:value-type="float" office:value="0.00000001" calcext:value-type="float">
            <text:p>1.00E-00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786" calcext:value-type="float">
            <text:p>7.60E-13</text:p>
          </table:table-cell>
          <table:table-cell/>
          <table:table-cell table:formula="of:=ABS([.E24]-[.K24])/[.E24]*100" office:value-type="float" office:value="10.3003070718614" calcext:value-type="float">
            <text:p>10.30</text:p>
          </table:table-cell>
        </table:table-row>
        <table:table-row table:style-name="ro1">
          <table:table-cell table:style-name="ce1" office:value-type="float" office:value="0.0000001" calcext:value-type="float">
            <text:p>1.00E-00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63974" calcext:value-type="float">
            <text:p>8.64E-13</text:p>
          </table:table-cell>
          <table:table-cell/>
          <table:table-cell table:style-name="ce1" office:value-type="float" office:value="0.0000001" calcext:value-type="float">
            <text:p>1.00E-007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6" calcext:value-type="float">
            <text:p>7.60E-13</text:p>
          </table:table-cell>
          <table:table-cell/>
          <table:table-cell table:formula="of:=ABS([.E25]-[.K25])/[.E25]*100" office:value-type="float" office:value="12.0533719764715" calcext:value-type="float">
            <text:p>12.05</text:p>
          </table:table-cell>
        </table:table-row>
        <table:table-row table:style-name="ro1">
          <table:table-cell table:style-name="ce1" office:value-type="float" office:value="0.000001" calcext:value-type="float">
            <text:p>1.00E-00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11458" calcext:value-type="float">
            <text:p>8.11E-13</text:p>
          </table:table-cell>
          <table:table-cell/>
          <table:table-cell table:style-name="ce1" office:value-type="float" office:value="0.000001" calcext:value-type="float">
            <text:p>1.00E-006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5" calcext:value-type="float">
            <text:p>7.60E-13</text:p>
          </table:table-cell>
          <table:table-cell/>
          <table:table-cell table:formula="of:=ABS([.E26]-[.K26])/[.E26]*100" office:value-type="float" office:value="6.36175871086365" calcext:value-type="float">
            <text:p>6.36</text:p>
          </table:table-cell>
        </table:table-row>
        <table:table-row table:style-name="ro1">
          <table:table-cell table:style-name="ce1" office:value-type="float" office:value="0.00001" calcext:value-type="float">
            <text:p>1.00E-00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12305" calcext:value-type="float">
            <text:p>8.12E-13</text:p>
          </table:table-cell>
          <table:table-cell/>
          <table:table-cell table:style-name="ce1" office:value-type="float" office:value="0.00001" calcext:value-type="float">
            <text:p>1.00E-005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5" calcext:value-type="float">
            <text:p>7.60E-13</text:p>
          </table:table-cell>
          <table:table-cell/>
          <table:table-cell table:formula="of:=ABS([.E27]-[.K27])/[.E27]*100" office:value-type="float" office:value="6.45939640898431" calcext:value-type="float">
            <text:p>6.46</text:p>
          </table:table-cell>
        </table:table-row>
        <table:table-row table:style-name="ro1">
          <table:table-cell table:style-name="ce1" office:value-type="float" office:value="0.0001" calcext:value-type="float">
            <text:p>1.00E-00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12559" calcext:value-type="float">
            <text:p>8.13E-13</text:p>
          </table:table-cell>
          <table:table-cell/>
          <table:table-cell table:style-name="ce1" office:value-type="float" office:value="0.0001" calcext:value-type="float">
            <text:p>1.00E-004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5" calcext:value-type="float">
            <text:p>7.60E-13</text:p>
          </table:table-cell>
          <table:table-cell/>
          <table:table-cell table:formula="of:=ABS([.E28]-[.K28])/[.E28]*100" office:value-type="float" office:value="6.48863651747135" calcext:value-type="float">
            <text:p>6.4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12504" calcext:value-type="float">
            <text:p>8.13E-13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5" calcext:value-type="float">
            <text:p>7.60E-13</text:p>
          </table:table-cell>
          <table:table-cell/>
          <table:table-cell table:formula="of:=ABS([.E29]-[.K29])/[.E29]*100" office:value-type="float" office:value="6.48230654864468" calcext:value-type="float">
            <text:p>6.48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813482" calcext:value-type="float">
            <text:p>8.13E-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83" calcext:value-type="float">
            <text:p>7.60E-13</text:p>
          </table:table-cell>
          <table:table-cell/>
          <table:table-cell table:formula="of:=ABS([.E30]-[.K30])/[.E30]*100" office:value-type="float" office:value="6.59535183323049" calcext:value-type="float">
            <text:p>6.6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920041" calcext:value-type="float">
            <text:p>9.20E-1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0000759319" calcext:value-type="float">
            <text:p>7.59E-13</text:p>
          </table:table-cell>
          <table:table-cell/>
          <table:table-cell table:formula="of:=ABS([.E31]-[.K31])/[.E31]*100" office:value-type="float" office:value="17.4690040987304" calcext:value-type="float">
            <text:p>17.47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1" calcext:value-type="float">
            <text:p>111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1" calcext:value-type="float">
            <text:p>111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5983" calcext:value-type="float">
            <text:p>-2.36E-09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0101" calcext:value-type="float">
            <text:p>-2.30E-09</text:p>
          </table:table-cell>
          <table:table-cell/>
          <table:table-cell table:formula="of:=ABS([.E33]-[.K33])/[.E33]*100" office:value-type="float" office:value="-2.49255242962417" calcext:value-type="float">
            <text:p>-2.49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4049" calcext:value-type="float">
            <text:p>-2.40E-09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62" calcext:value-type="float">
            <text:p>-2.30E-09</text:p>
          </table:table-cell>
          <table:table-cell/>
          <table:table-cell table:formula="of:=ABS([.E34]-[.K34])/[.E34]*100" office:value-type="float" office:value="-4.37772880369247" calcext:value-type="float">
            <text:p>-4.38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6935" calcext:value-type="float">
            <text:p>-2.37E-09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58" calcext:value-type="float">
            <text:p>-2.30E-09</text:p>
          </table:table-cell>
          <table:table-cell/>
          <table:table-cell table:formula="of:=ABS([.E35]-[.K35])/[.E35]*100" office:value-type="float" office:value="-2.94468947179606" calcext:value-type="float">
            <text:p>-2.94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7473" calcext:value-type="float">
            <text:p>-2.37E-09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57" calcext:value-type="float">
            <text:p>-2.30E-09</text:p>
          </table:table-cell>
          <table:table-cell/>
          <table:table-cell table:formula="of:=ABS([.E36]-[.K36])/[.E36]*100" office:value-type="float" office:value="-3.16499138849469" calcext:value-type="float">
            <text:p>-3.16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7389" calcext:value-type="float">
            <text:p>-2.37E-09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57" calcext:value-type="float">
            <text:p>-2.30E-09</text:p>
          </table:table-cell>
          <table:table-cell/>
          <table:table-cell table:formula="of:=ABS([.E37]-[.K37])/[.E37]*100" office:value-type="float" office:value="-3.1307263605306" calcext:value-type="float">
            <text:p>-3.13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7401" calcext:value-type="float">
            <text:p>-2.37E-09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57" calcext:value-type="float">
            <text:p>-2.30E-09</text:p>
          </table:table-cell>
          <table:table-cell/>
          <table:table-cell table:formula="of:=ABS([.E38]-[.K38])/[.E38]*100" office:value-type="float" office:value="-3.13562284910342" calcext:value-type="float">
            <text:p>-3.1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7405" calcext:value-type="float">
            <text:p>-2.37E-0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57" calcext:value-type="float">
            <text:p>-2.30E-09</text:p>
          </table:table-cell>
          <table:table-cell/>
          <table:table-cell table:formula="of:=ABS([.E39]-[.K39])/[.E39]*100" office:value-type="float" office:value="-3.13725490196078" calcext:value-type="float">
            <text:p>-3.1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3797" calcext:value-type="float">
            <text:p>-2.38E-0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9943" calcext:value-type="float">
            <text:p>-2.30E-09</text:p>
          </table:table-cell>
          <table:table-cell/>
          <table:table-cell table:formula="of:=ABS([.E40]-[.K40])/[.E40]*100" office:value-type="float" office:value="-3.37311425809975" calcext:value-type="float">
            <text:p>-3.3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301983" calcext:value-type="float">
            <text:p>-3.02E-0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0000228605" calcext:value-type="float">
            <text:p>-2.29E-09</text:p>
          </table:table-cell>
          <table:table-cell/>
          <table:table-cell table:formula="of:=ABS([.E41]-[.K41])/[.E41]*100" office:value-type="float" office:value="-24.2987188020518" calcext:value-type="float">
            <text:p>-24.30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429446" calcext:value-type="float">
            <text:p>4.29E-09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101" calcext:value-type="float">
            <text:p>3.19E-09</text:p>
          </table:table-cell>
          <table:table-cell/>
          <table:table-cell table:formula="of:=ABS([.E43]-[.K43])/[.E43]*100" office:value-type="float" office:value="25.6947322829878" calcext:value-type="float">
            <text:p>25.69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8298" calcext:value-type="float">
            <text:p>3.18E-09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197" calcext:value-type="float">
            <text:p>3.19E-09</text:p>
          </table:table-cell>
          <table:table-cell/>
          <table:table-cell table:formula="of:=ABS([.E44]-[.K44])/[.E44]*100" office:value-type="float" office:value="0.282439726294227" calcext:value-type="float">
            <text:p>0.28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914" calcext:value-type="float">
            <text:p>3.20E-09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" calcext:value-type="float">
            <text:p>3.19E-09</text:p>
          </table:table-cell>
          <table:table-cell/>
          <table:table-cell table:formula="of:=ABS([.E45]-[.K45])/[.E45]*100" office:value-type="float" office:value="0.223184980963648" calcext:value-type="float">
            <text:p>0.22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4" calcext:value-type="float">
            <text:p>3.19E-09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01" calcext:value-type="float">
            <text:p>3.19E-09</text:p>
          </table:table-cell>
          <table:table-cell/>
          <table:table-cell table:formula="of:=ABS([.E46]-[.K46])/[.E46]*100" office:value-type="float" office:value="0.0623043206011242" calcext:value-type="float">
            <text:p>0.06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513" calcext:value-type="float">
            <text:p>3.20E-09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02" calcext:value-type="float">
            <text:p>3.19E-09</text:p>
          </table:table-cell>
          <table:table-cell/>
          <table:table-cell table:formula="of:=ABS([.E47]-[.K47])/[.E47]*100" office:value-type="float" office:value="0.0973356326659636" calcext:value-type="float">
            <text:p>0.10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503" calcext:value-type="float">
            <text:p>3.20E-09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01" calcext:value-type="float">
            <text:p>3.19E-09</text:p>
          </table:table-cell>
          <table:table-cell/>
          <table:table-cell table:formula="of:=ABS([.E48]-[.K48])/[.E48]*100" office:value-type="float" office:value="0.0945218041771079" calcext:value-type="float">
            <text:p>0.09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504" calcext:value-type="float">
            <text:p>3.20E-09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02" calcext:value-type="float">
            <text:p>3.19E-09</text:p>
          </table:table-cell>
          <table:table-cell/>
          <table:table-cell table:formula="of:=ABS([.E49]-[.K49])/[.E49]*100" office:value-type="float" office:value="0.0945215083379321" calcext:value-type="float">
            <text:p>0.0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493" calcext:value-type="float">
            <text:p>3.19E-0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9217" calcext:value-type="float">
            <text:p>3.19E-09</text:p>
          </table:table-cell>
          <table:table-cell/>
          <table:table-cell table:formula="of:=ABS([.E50]-[.K50])/[.E50]*100" office:value-type="float" office:value="0.0863868691958725" calcext:value-type="float">
            <text:p>0.09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18205" calcext:value-type="float">
            <text:p>3.18E-09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3207" calcext:value-type="float">
            <text:p>3.21E-09</text:p>
          </table:table-cell>
          <table:table-cell/>
          <table:table-cell table:formula="of:=ABS([.E51]-[.K51])/[.E51]*100" office:value-type="float" office:value="0.784085730896736" calcext:value-type="float">
            <text:p>0.78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3" calcext:value-type="float">
            <text:p>113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3" calcext:value-type="float">
            <text:p>113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423347" calcext:value-type="float">
            <text:p>4.23E-09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1999" calcext:value-type="float">
            <text:p>1.82E-09</text:p>
          </table:table-cell>
          <table:table-cell/>
          <table:table-cell table:formula="of:=ABS([.E53]-[.K53])/[.E53]*100" office:value-type="float" office:value="57.0094981185647" calcext:value-type="float">
            <text:p>57.01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9685" calcext:value-type="float">
            <text:p>1.90E-09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098" calcext:value-type="float">
            <text:p>1.82E-09</text:p>
          </table:table-cell>
          <table:table-cell/>
          <table:table-cell table:formula="of:=ABS([.E54]-[.K54])/[.E54]*100" office:value-type="float" office:value="3.99978912407413" calcext:value-type="float">
            <text:p>4.00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335" calcext:value-type="float">
            <text:p>1.86E-09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05" calcext:value-type="float">
            <text:p>1.82E-09</text:p>
          </table:table-cell>
          <table:table-cell/>
          <table:table-cell table:formula="of:=ABS([.E55]-[.K55])/[.E55]*100" office:value-type="float" office:value="2.27010491856066" calcext:value-type="float">
            <text:p>2.27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742" calcext:value-type="float">
            <text:p>1.87E-09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06" calcext:value-type="float">
            <text:p>1.82E-09</text:p>
          </table:table-cell>
          <table:table-cell/>
          <table:table-cell table:formula="of:=ABS([.E56]-[.K56])/[.E56]*100" office:value-type="float" office:value="2.4825695344379" calcext:value-type="float">
            <text:p>2.48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663" calcext:value-type="float">
            <text:p>1.87E-09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06" calcext:value-type="float">
            <text:p>1.82E-09</text:p>
          </table:table-cell>
          <table:table-cell/>
          <table:table-cell table:formula="of:=ABS([.E57]-[.K57])/[.E57]*100" office:value-type="float" office:value="2.44129795406697" calcext:value-type="float">
            <text:p>2.44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674" calcext:value-type="float">
            <text:p>1.87E-09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06" calcext:value-type="float">
            <text:p>1.82E-09</text:p>
          </table:table-cell>
          <table:table-cell/>
          <table:table-cell table:formula="of:=ABS([.E58]-[.K58])/[.E58]*100" office:value-type="float" office:value="2.44704672316446" calcext:value-type="float">
            <text:p>2.4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672" calcext:value-type="float">
            <text:p>1.87E-09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07" calcext:value-type="float">
            <text:p>1.82E-09</text:p>
          </table:table-cell>
          <table:table-cell/>
          <table:table-cell table:formula="of:=ABS([.E59]-[.K59])/[.E59]*100" office:value-type="float" office:value="2.44546584383303" calcext:value-type="float">
            <text:p>2.4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6651" calcext:value-type="float">
            <text:p>1.87E-0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2121" calcext:value-type="float">
            <text:p>1.82E-09</text:p>
          </table:table-cell>
          <table:table-cell/>
          <table:table-cell table:formula="of:=ABS([.E60]-[.K60])/[.E60]*100" office:value-type="float" office:value="2.42698940803961" calcext:value-type="float">
            <text:p>2.4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383" calcext:value-type="float">
            <text:p>1.84E-0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0000183511" calcext:value-type="float">
            <text:p>1.84E-09</text:p>
          </table:table-cell>
          <table:table-cell/>
          <table:table-cell table:formula="of:=ABS([.E61]-[.K61])/[.E61]*100" office:value-type="float" office:value="0.173529891747814" calcext:value-type="float">
            <text:p>0.17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6" calcext:value-type="float">
            <text:p>116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39452" calcext:value-type="float">
            <text:p>-2.39E-05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3]-[.K63])/[.E63]*100" office:value-type="float" office:value="-0.402168284249026" calcext:value-type="float">
            <text:p>-0.40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115" calcext:value-type="float">
            <text:p>-2.40E-05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4]-[.K64])/[.E64]*100" office:value-type="float" office:value="-0.124940132853" calcext:value-type="float">
            <text:p>-0.12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016" calcext:value-type="float">
            <text:p>-2.40E-05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5]-[.K65])/[.E65]*100" office:value-type="float" office:value="-0.166238917405504" calcext:value-type="float">
            <text:p>-0.17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015" calcext:value-type="float">
            <text:p>-2.40E-05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6]-[.K66])/[.E66]*100" office:value-type="float" office:value="-0.166656250650999" calcext:value-type="float">
            <text:p>-0.17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016" calcext:value-type="float">
            <text:p>-2.40E-05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7]-[.K67])/[.E67]*100" office:value-type="float" office:value="-0.166238917405504" calcext:value-type="float">
            <text:p>-0.1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016" calcext:value-type="float">
            <text:p>-2.40E-0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8]-[.K68])/[.E68]*100" office:value-type="float" office:value="-0.166238917405504" calcext:value-type="float">
            <text:p>-0.17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018" calcext:value-type="float">
            <text:p>-2.40E-0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5" calcext:value-type="float">
            <text:p>-2.40E-05</text:p>
          </table:table-cell>
          <table:table-cell/>
          <table:table-cell table:formula="of:=ABS([.E69]-[.K69])/[.E69]*100" office:value-type="float" office:value="-0.165404261347061" calcext:value-type="float">
            <text:p>-0.1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243" calcext:value-type="float">
            <text:p>-2.40E-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418" calcext:value-type="float">
            <text:p>-2.40E-05</text:p>
          </table:table-cell>
          <table:table-cell/>
          <table:table-cell table:formula="of:=ABS([.E70]-[.K70])/[.E70]*100" office:value-type="float" office:value="-0.072842913217039" calcext:value-type="float">
            <text:p>-0.0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65076" calcext:value-type="float">
            <text:p>-2.65E-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240754" calcext:value-type="float">
            <text:p>-2.41E-05</text:p>
          </table:table-cell>
          <table:table-cell/>
          <table:table-cell table:formula="of:=ABS([.E71]-[.K71])/[.E71]*100" office:value-type="float" office:value="-9.17548174863058" calcext:value-type="float">
            <text:p>-9.18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7" calcext:value-type="float">
            <text:p>117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35" calcext:value-type="float">
            <text:p>1.65E-05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3]-[.K73])/[.E73]*100" office:value-type="float" office:value="0.0279405958635765" calcext:value-type="float">
            <text:p>0.03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55" calcext:value-type="float">
            <text:p>1.65E-05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4]-[.K74])/[.E74]*100" office:value-type="float" office:value="0.0157905924508756" calcext:value-type="float">
            <text:p>0.02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485" calcext:value-type="float">
            <text:p>1.64E-05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5]-[.K75])/[.E75]*100" office:value-type="float" office:value="0.119159801805629" calcext:value-type="float">
            <text:p>0.12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496" calcext:value-type="float">
            <text:p>1.64E-05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6]-[.K76])/[.E76]*100" office:value-type="float" office:value="0.11246474078397" calcext:value-type="float">
            <text:p>0.11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496" calcext:value-type="float">
            <text:p>1.64E-05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7]-[.K77])/[.E77]*100" office:value-type="float" office:value="0.11246474078397" calcext:value-type="float">
            <text:p>0.11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496" calcext:value-type="float">
            <text:p>1.64E-05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8]-[.K78])/[.E78]*100" office:value-type="float" office:value="0.11246474078397" calcext:value-type="float">
            <text:p>0.11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496" calcext:value-type="float">
            <text:p>1.64E-05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81" calcext:value-type="float">
            <text:p>1.65E-05</text:p>
          </table:table-cell>
          <table:table-cell/>
          <table:table-cell table:formula="of:=ABS([.E79]-[.K79])/[.E79]*100" office:value-type="float" office:value="0.11246474078397" calcext:value-type="float">
            <text:p>0.1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506" calcext:value-type="float">
            <text:p>1.65E-05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677" calcext:value-type="float">
            <text:p>1.65E-05</text:p>
          </table:table-cell>
          <table:table-cell/>
          <table:table-cell table:formula="of:=ABS([.E80]-[.K80])/[.E80]*100" office:value-type="float" office:value="0.103947576380194" calcext:value-type="float">
            <text:p>0.1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5421" calcext:value-type="float">
            <text:p>1.65E-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0000164291" calcext:value-type="float">
            <text:p>1.64E-05</text:p>
          </table:table-cell>
          <table:table-cell/>
          <table:table-cell table:formula="of:=ABS([.E81]-[.K81])/[.E81]*100" office:value-type="float" office:value="0.683105530736729" calcext:value-type="float">
            <text:p>0.68</text:p>
          </table:table-cell>
        </table:table-row>
        <table:table-row table:style-name="ro1">
          <table:table-cell office:value-type="string" calcext:value-type="string">
            <text:p>PointID </text:p>
          </table:table-cell>
          <table:table-cell office:value-type="float" office:value="118" calcext:value-type="float">
            <text:p>118</text:p>
          </table:table-cell>
          <table:table-cell table:number-columns-repeated="4"/>
          <table:table-cell office:value-type="string" calcext:value-type="string">
            <text:p>PointID </text:p>
          </table:table-cell>
          <table:table-cell office:value-type="float" office:value="118" calcext:value-type="float">
            <text:p>118</text:p>
          </table:table-cell>
          <table:table-cell table:number-columns-repeated="5"/>
        </table:table-row>
        <table:table-row table:style-name="ro1">
          <table:table-cell table:style-name="ce2" office:value-type="float" office:value="0.000000001" calcext:value-type="float">
            <text:p>1.00E-0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3264" calcext:value-type="float">
            <text:p>-1.13E-05</text:p>
          </table:table-cell>
          <table:table-cell/>
          <table:table-cell table:style-name="ce2" office:value-type="float" office:value="0.000000001" calcext:value-type="float">
            <text:p>1.00E-09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3]-[.K83])/[.E83]*100" office:value-type="float" office:value="-0.301066534821304" calcext:value-type="float">
            <text:p>-0.30</text:p>
          </table:table-cell>
        </table:table-row>
        <table:table-row table:style-name="ro1">
          <table:table-cell table:style-name="ce2" office:value-type="float" office:value="0.00000001" calcext:value-type="float">
            <text:p>1.00E-0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762" calcext:value-type="float">
            <text:p>-1.13E-05</text:p>
          </table:table-cell>
          <table:table-cell/>
          <table:table-cell table:style-name="ce2" office:value-type="float" office:value="0.00000001" calcext:value-type="float">
            <text:p>1.00E-0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4]-[.K84])/[.E84]*100" office:value-type="float" office:value="-0.142778595626184" calcext:value-type="float">
            <text:p>-0.14</text:p>
          </table:table-cell>
        </table:table-row>
        <table:table-row table:style-name="ro1">
          <table:table-cell table:style-name="ce2" office:value-type="float" office:value="0.0000001" calcext:value-type="float">
            <text:p>1.00E-0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864" calcext:value-type="float">
            <text:p>-1.13E-05</text:p>
          </table:table-cell>
          <table:table-cell/>
          <table:table-cell table:style-name="ce2" office:value-type="float" office:value="0.0000001" calcext:value-type="float">
            <text:p>1.00E-07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5]-[.K85])/[.E85]*100" office:value-type="float" office:value="-0.0522753047916021" calcext:value-type="float">
            <text:p>-0.05</text:p>
          </table:table-cell>
        </table:table-row>
        <table:table-row table:style-name="ro1">
          <table:table-cell table:style-name="ce2" office:value-type="float" office:value="0.000001" calcext:value-type="float">
            <text:p>1.00E-0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85" calcext:value-type="float">
            <text:p>-1.13E-05</text:p>
          </table:table-cell>
          <table:table-cell/>
          <table:table-cell table:style-name="ce2" office:value-type="float" office:value="0.000001" calcext:value-type="float">
            <text:p>1.00E-06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6]-[.K86])/[.E86]*100" office:value-type="float" office:value="-0.064687638458122" calcext:value-type="float">
            <text:p>-0.06</text:p>
          </table:table-cell>
        </table:table-row>
        <table:table-row table:style-name="ro1">
          <table:table-cell table:style-name="ce2" office:value-type="float" office:value="0.00001" calcext:value-type="float">
            <text:p>1.00E-0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852" calcext:value-type="float">
            <text:p>-1.13E-05</text:p>
          </table:table-cell>
          <table:table-cell/>
          <table:table-cell table:style-name="ce2" office:value-type="float" office:value="0.00001" calcext:value-type="float">
            <text:p>1.00E-05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7]-[.K87])/[.E87]*100" office:value-type="float" office:value="-0.0629142593839748" calcext:value-type="float">
            <text:p>-0.06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852" calcext:value-type="float">
            <text:p>-1.13E-05</text:p>
          </table:table-cell>
          <table:table-cell/>
          <table:table-cell office:value-type="float" office:value="0.0001" calcext:value-type="float">
            <text:p>0.00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8]-[.K88])/[.E88]*100" office:value-type="float" office:value="-0.0629142593839748" calcext:value-type="float">
            <text:p>-0.06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853" calcext:value-type="float">
            <text:p>-1.13E-05</text:p>
          </table:table-cell>
          <table:table-cell/>
          <table:table-cell office:value-type="float" office:value="0.001" calcext:value-type="float">
            <text:p>0.0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3" calcext:value-type="float">
            <text:p>-1.13E-05</text:p>
          </table:table-cell>
          <table:table-cell/>
          <table:table-cell table:formula="of:=ABS([.E89]-[.K89])/[.E89]*100" office:value-type="float" office:value="-0.0620275934179871" calcext:value-type="float">
            <text:p>-0.06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34" calcext:value-type="float">
            <text:p>-1.13E-05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2927" calcext:value-type="float">
            <text:p>-1.13E-05</text:p>
          </table:table-cell>
          <table:table-cell/>
          <table:table-cell table:formula="of:=ABS([.E90]-[.K90])/[.E90]*100" office:value-type="float" office:value="-0.00619831051764607" calcext:value-type="float">
            <text:p>-0.0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21609" calcext:value-type="float">
            <text:p>-1.22E-05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-0.0000113244" calcext:value-type="float">
            <text:p>-1.13E-05</text:p>
          </table:table-cell>
          <table:table-cell/>
          <table:table-cell table:formula="of:=ABS([.E91]-[.K91])/[.E91]*100" office:value-type="float" office:value="-6.87860273499494" calcext:value-type="float">
            <text:p>-6.88</text:p>
          </table:table-cell>
        </table:table-row>
        <table:table-row table:style-name="ro1" table:number-rows-repeated="104848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7:35:02.926961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7:32:35.452444803</meta:creation-date>
    <dc:date>2016-10-03T17:36:56.826880042</dc:date>
    <meta:editing-duration>PT2H1M55S</meta:editing-duration>
    <meta:editing-cycles>6</meta:editing-cycles>
    <meta:generator>LibreOffice/4.2.8.2$Linux_X86_64 LibreOffice_project/420m0$Build-2</meta:generator>
    <meta:document-statistic meta:table-count="1" meta:cell-count="930" meta:object-count="0"/>
  </office:meta>
</office:document-meta>
</file>